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854c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ac9f4"/>
    </style:style>
    <style:style style:name="T3" style:family="text">
      <style:text-properties officeooo:rsid="00047b1f"/>
    </style:style>
    <style:style style:name="T4" style:family="text">
      <style:text-properties officeooo:rsid="0006548c"/>
    </style:style>
    <style:style style:name="T5" style:family="text">
      <style:text-properties officeooo:rsid="000854c0"/>
    </style:style>
    <style:style style:name="T6" style:family="text">
      <style:text-properties officeooo:rsid="000995ab"/>
    </style:style>
    <style:style style:name="T7" style:family="text">
      <style:text-properties officeooo:rsid="000ac9f4"/>
    </style:style>
    <style:style style:name="T8" style:family="text">
      <style:text-properties style:text-underline-style="none" officeooo:rsid="000ac9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ello from an OpenDocument Text!</text:h>
      <text:p text:style-name="Text_20_body">This first word is part of the direct text body, <text:span text:style-name="T7">while </text:span><text:span text:style-name="T2">the second word</text:span><text:span text:style-name="T8"> </text:span><text:span text:style-name="T7">is part </text:span>of a sub span of text, and this third word is also part of the direct text body, but after the end of the included span.</text:p>
      <text:p text:style-name="P1"><text:span text:style-name="T3">This document also </text:span><text:span text:style-name="T4">has</text:span><text:span text:style-name="T3"> a paragraph with foreign language words with accents such as the word “déjà” </text:span><text:span text:style-name="T5">and the word “زهرة” which means “flower” in </text:span><text:span text:style-name="T6">A</text:span><text:span text:style-name="T5">rabic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initial-creator>Mirko Nasato</meta:initial-creator>
    <meta:creation-date>2005-05-03T14:23:39</meta:creation-date>
    <dc:date>2010-10-26T15:48:24</dc:date>
    <dc:language>en-US</dc:language>
    <meta:editing-cycles>16</meta:editing-cycles>
    <meta:editing-duration>PT00H11M35S</meta:editing-duration>
    <dc:creator>Olivier Grisel</dc:creator>
    <meta:document-statistic meta:table-count="0" meta:image-count="0" meta:object-count="0" meta:page-count="1" meta:paragraph-count="3" meta:word-count="76" meta:character-count="382"/>
    <meta:user-defined meta:name="Info 1"/>
    <meta:user-defined meta:name="Info 2"/>
    <meta:user-defined meta:name="Info 3"/>
    <meta:user-defined meta:name="Info 4"/>
  </office:meta>
</office:document-meta>
</file>